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Standard">
      <style:text-properties officeooo:paragraph-rsid="001e2633"/>
    </style:style>
    <style:style style:name="P5" style:family="paragraph" style:parent-style-name="Standard">
      <style:text-properties officeooo:paragraph-rsid="001efd28"/>
    </style:style>
    <style:style style:name="P6" style:family="paragraph" style:parent-style-name="Standard">
      <style:text-properties officeooo:paragraph-rsid="002a8a41"/>
    </style:style>
    <style:style style:name="P7" style:family="paragraph" style:parent-style-name="Standard">
      <style:text-properties officeooo:paragraph-rsid="002b81f0"/>
    </style:style>
    <style:style style:name="P8" style:family="paragraph" style:parent-style-name="Standard">
      <style:text-properties officeooo:paragraph-rsid="003066c3"/>
    </style:style>
    <style:style style:name="P9" style:family="paragraph" style:parent-style-name="Standard">
      <style:text-properties officeooo:paragraph-rsid="0034d504"/>
    </style:style>
    <style:style style:name="P10" style:family="paragraph" style:parent-style-name="Standard">
      <style:text-properties officeooo:paragraph-rsid="003849a0"/>
    </style:style>
    <style:style style:name="P11" style:family="paragraph" style:parent-style-name="Standard">
      <style:text-properties officeooo:paragraph-rsid="003bb9e3"/>
    </style:style>
    <style:style style:name="P12" style:family="paragraph" style:parent-style-name="Standard">
      <style:text-properties officeooo:paragraph-rsid="003dba08"/>
    </style:style>
    <style:style style:name="P13" style:family="paragraph" style:parent-style-name="Standard">
      <style:text-properties officeooo:paragraph-rsid="004c9271"/>
    </style:style>
    <style:style style:name="P14" style:family="paragraph" style:parent-style-name="Standard">
      <style:text-properties officeooo:paragraph-rsid="0053f16c"/>
    </style:style>
    <style:style style:name="P15" style:family="paragraph" style:parent-style-name="Table_20_Contents">
      <style:text-properties officeooo:paragraph-rsid="000c7da7"/>
    </style:style>
    <style:style style:name="P16" style:family="paragraph" style:parent-style-name="Table_20_Contents">
      <style:text-properties officeooo:paragraph-rsid="000c9cc9"/>
    </style:style>
    <style:style style:name="P17" style:family="paragraph" style:parent-style-name="Table_20_Contents">
      <style:text-properties officeooo:paragraph-rsid="000cb24e"/>
    </style:style>
    <style:style style:name="P18" style:family="paragraph" style:parent-style-name="Table_20_Contents">
      <style:text-properties officeooo:paragraph-rsid="000f32cf"/>
    </style:style>
    <style:style style:name="P19" style:family="paragraph" style:parent-style-name="Table_20_Contents">
      <style:text-properties officeooo:paragraph-rsid="0010c212"/>
    </style:style>
    <style:style style:name="P20" style:family="paragraph" style:parent-style-name="Table_20_Contents">
      <style:text-properties officeooo:paragraph-rsid="00111d67"/>
    </style:style>
    <style:style style:name="P21" style:family="paragraph" style:parent-style-name="Table_20_Contents">
      <style:text-properties officeooo:paragraph-rsid="0011c62a"/>
    </style:style>
    <style:style style:name="P22" style:family="paragraph" style:parent-style-name="Table_20_Contents">
      <style:text-properties officeooo:paragraph-rsid="0012996d"/>
    </style:style>
    <style:style style:name="P23" style:family="paragraph" style:parent-style-name="Table_20_Contents">
      <style:text-properties officeooo:paragraph-rsid="0013bf45"/>
    </style:style>
    <style:style style:name="P24" style:family="paragraph" style:parent-style-name="Table_20_Contents">
      <style:text-properties officeooo:paragraph-rsid="00155be7"/>
    </style:style>
    <style:style style:name="P25" style:family="paragraph" style:parent-style-name="Table_20_Contents">
      <style:text-properties officeooo:paragraph-rsid="00167bff"/>
    </style:style>
    <style:style style:name="P26" style:family="paragraph" style:parent-style-name="Table_20_Contents">
      <style:text-properties officeooo:paragraph-rsid="00185c1d"/>
    </style:style>
    <style:style style:name="P27" style:family="paragraph" style:parent-style-name="Table_20_Contents">
      <style:text-properties officeooo:paragraph-rsid="0018faf2"/>
    </style:style>
    <style:style style:name="P28" style:family="paragraph" style:parent-style-name="Table_20_Contents">
      <style:text-properties officeooo:paragraph-rsid="00196e2b"/>
    </style:style>
    <style:style style:name="P29" style:family="paragraph" style:parent-style-name="Table_20_Contents">
      <style:text-properties officeooo:paragraph-rsid="001f476c"/>
    </style:style>
    <style:style style:name="P30" style:family="paragraph" style:parent-style-name="Table_20_Contents">
      <style:text-properties officeooo:paragraph-rsid="001f9074"/>
    </style:style>
    <style:style style:name="P31" style:family="paragraph" style:parent-style-name="Table_20_Contents">
      <style:text-properties officeooo:paragraph-rsid="00206b6d"/>
    </style:style>
    <style:style style:name="P32" style:family="paragraph" style:parent-style-name="Table_20_Contents">
      <style:text-properties officeooo:paragraph-rsid="00232b3b"/>
    </style:style>
    <style:style style:name="P33" style:family="paragraph" style:parent-style-name="Table_20_Contents">
      <style:text-properties officeooo:paragraph-rsid="0024c466"/>
    </style:style>
    <style:style style:name="P34" style:family="paragraph" style:parent-style-name="Table_20_Contents">
      <style:text-properties officeooo:paragraph-rsid="0024ce73"/>
    </style:style>
    <style:style style:name="P35" style:family="paragraph" style:parent-style-name="Table_20_Contents">
      <style:text-properties officeooo:paragraph-rsid="00288757"/>
    </style:style>
    <style:style style:name="P36" style:family="paragraph" style:parent-style-name="Table_20_Contents">
      <style:text-properties officeooo:paragraph-rsid="002b81f0"/>
    </style:style>
    <style:style style:name="P37" style:family="paragraph" style:parent-style-name="Table_20_Contents">
      <style:text-properties officeooo:paragraph-rsid="002c38cb"/>
    </style:style>
    <style:style style:name="P38" style:family="paragraph" style:parent-style-name="Table_20_Contents">
      <style:text-properties officeooo:paragraph-rsid="002d9c05"/>
    </style:style>
    <style:style style:name="P39" style:family="paragraph" style:parent-style-name="Table_20_Contents">
      <style:text-properties officeooo:paragraph-rsid="002f1936"/>
    </style:style>
    <style:style style:name="P40" style:family="paragraph" style:parent-style-name="Table_20_Contents">
      <style:text-properties officeooo:paragraph-rsid="003208b5"/>
    </style:style>
    <style:style style:name="P41" style:family="paragraph" style:parent-style-name="Table_20_Contents">
      <style:text-properties officeooo:paragraph-rsid="0034d504"/>
    </style:style>
    <style:style style:name="P42" style:family="paragraph" style:parent-style-name="Table_20_Contents">
      <style:text-properties officeooo:paragraph-rsid="0036462d"/>
    </style:style>
    <style:style style:name="P43" style:family="paragraph" style:parent-style-name="Table_20_Contents">
      <style:text-properties officeooo:paragraph-rsid="0037517f"/>
    </style:style>
    <style:style style:name="P44" style:family="paragraph" style:parent-style-name="Table_20_Contents">
      <style:text-properties officeooo:paragraph-rsid="003849a0"/>
    </style:style>
    <style:style style:name="P45" style:family="paragraph" style:parent-style-name="Table_20_Contents">
      <style:text-properties officeooo:paragraph-rsid="003ba28e"/>
    </style:style>
    <style:style style:name="P46" style:family="paragraph" style:parent-style-name="Table_20_Contents">
      <style:text-properties officeooo:paragraph-rsid="003dba08"/>
    </style:style>
    <style:style style:name="P47" style:family="paragraph" style:parent-style-name="Table_20_Contents">
      <style:text-properties officeooo:paragraph-rsid="00451346"/>
    </style:style>
    <style:style style:name="P48" style:family="paragraph" style:parent-style-name="Table_20_Contents">
      <style:text-properties officeooo:paragraph-rsid="00460272"/>
    </style:style>
    <style:style style:name="P49" style:family="paragraph" style:parent-style-name="Table_20_Contents">
      <style:text-properties officeooo:paragraph-rsid="004713f4"/>
    </style:style>
    <style:style style:name="P50" style:family="paragraph" style:parent-style-name="Table_20_Contents">
      <style:text-properties officeooo:paragraph-rsid="003bb9e3"/>
    </style:style>
    <style:style style:name="P51" style:family="paragraph" style:parent-style-name="Table_20_Contents">
      <style:text-properties officeooo:paragraph-rsid="004e65df"/>
    </style:style>
    <style:style style:name="P52" style:family="paragraph" style:parent-style-name="Table_20_Contents">
      <style:text-properties officeooo:paragraph-rsid="004f8527"/>
    </style:style>
    <style:style style:name="P53" style:family="paragraph" style:parent-style-name="Table_20_Contents">
      <style:text-properties officeooo:paragraph-rsid="00513694"/>
    </style:style>
    <style:style style:name="P54" style:family="paragraph" style:parent-style-name="Table_20_Contents">
      <style:text-properties officeooo:paragraph-rsid="00527f08"/>
    </style:style>
    <style:style style:name="P55" style:family="paragraph" style:parent-style-name="Table_20_Contents">
      <style:text-properties officeooo:paragraph-rsid="00530a3d"/>
    </style:style>
    <style:style style:name="P56" style:family="paragraph" style:parent-style-name="Table_20_Contents">
      <style:text-properties officeooo:paragraph-rsid="00535495"/>
    </style:style>
    <style:style style:name="P57" style:family="paragraph" style:parent-style-name="Table_20_Contents">
      <style:text-properties officeooo:paragraph-rsid="00566002"/>
    </style:style>
    <style:style style:name="P58" style:family="paragraph" style:parent-style-name="Table_20_Contents">
      <style:text-properties officeooo:paragraph-rsid="0057bea1"/>
    </style:style>
    <style:style style:name="P59" style:family="paragraph" style:parent-style-name="Table_20_Contents">
      <style:text-properties officeooo:paragraph-rsid="0058aa5e"/>
    </style:style>
    <style:style style:name="P60" style:family="paragraph" style:parent-style-name="Standard">
      <style:text-properties officeooo:paragraph-rsid="005a202f"/>
    </style:style>
    <style:style style:name="P61" style:family="paragraph" style:parent-style-name="Table_20_Contents">
      <style:text-properties officeooo:paragraph-rsid="005a2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15">Benchmark</text:p>
          </table:table-cell>
          <table:table-cell table:style-name="Benchmark.A1" office:value-type="string">
            <text:p text:style-name="P15">Time</text:p>
          </table:table-cell>
          <table:table-cell table:style-name="Benchmark.A1" office:value-type="string">
            <text:p text:style-name="P15">Instructions</text:p>
          </table:table-cell>
          <table:table-cell table:style-name="Benchmark.A1" office:value-type="string">
            <text:p text:style-name="P15">Relative to start</text:p>
          </table:table-cell>
          <table:table-cell table:style-name="Benchmark.A1" office:value-type="string">
            <text:p text:style-name="P15">Relative to previous</text:p>
          </table:table-cell>
          <table:table-cell table:style-name="Benchmark.F1" office:value-type="string">
            <text:p text:style-name="P15">Improvement</text:p>
          </table:table-cell>
        </table:table-row>
        <table:table-row>
          <table:table-cell table:style-name="Benchmark.A2" office:value-type="string">
            <text:p text:style-name="P15">Big</text:p>
          </table:table-cell>
          <table:table-cell table:style-name="Benchmark.A2" office:value-type="string">
            <text:p text:style-name="P16">66.313</text:p>
          </table:table-cell>
          <table:table-cell table:style-name="Benchmark.A2" office:value-type="string">
            <text:p text:style-name="P16">-</text:p>
          </table:table-cell>
          <table:table-cell table:style-name="Benchmark.A2" office:value-type="string">
            <text:p text:style-name="P16">1.000</text:p>
          </table:table-cell>
          <table:table-cell table:style-name="Benchmark.A2" office:value-type="string">
            <text:p text:style-name="P16">1.000</text:p>
          </table:table-cell>
          <table:table-cell table:style-name="Benchmark.F2" table:number-rows-spanned="2" office:value-type="string">
            <text:p text:style-name="P16">No improvement (starting point)</text:p>
          </table:table-cell>
        </table:table-row>
        <table:table-row>
          <table:table-cell table:style-name="Benchmark.A2" office:value-type="string">
            <text:p text:style-name="P15">Small</text:p>
          </table:table-cell>
          <table:table-cell table:style-name="Benchmark.A2" office:value-type="string">
            <text:p text:style-name="P16">8.176</text:p>
          </table:table-cell>
          <table:table-cell table:style-name="Benchmark.A2" office:value-type="string">
            <text:p text:style-name="P16">8.0 x 10^7 </text:p>
          </table:table-cell>
          <table:table-cell table:style-name="Benchmark.A2" office:value-type="string">
            <text:p text:style-name="P16">1.000</text:p>
          </table:table-cell>
          <table:table-cell table:style-name="Benchmark.A2" office:value-type="string">
            <text:p text:style-name="P16">1.000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16">50.039</text:p>
          </table:table-cell>
          <table:table-cell table:style-name="Benchmark.A2" office:value-type="string">
            <text:p text:style-name="P16">-</text:p>
          </table:table-cell>
          <table:table-cell table:style-name="Benchmark.A2" office:value-type="string">
            <text:p text:style-name="P16">0.755</text:p>
          </table:table-cell>
          <table:table-cell table:style-name="Benchmark.A2" office:value-type="string">
            <text:p text:style-name="P16">0.755</text:p>
          </table:table-cell>
          <table:table-cell table:style-name="Benchmark.F2" table:number-rows-spanned="2" office:value-type="string">
            <text:p text:style-name="P16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16">6.157</text:p>
          </table:table-cell>
          <table:table-cell table:style-name="Benchmark.A2" office:value-type="string">
            <text:p text:style-name="P16">8.0 x 10^7</text:p>
          </table:table-cell>
          <table:table-cell table:style-name="Benchmark.A2" office:value-type="string">
            <text:p text:style-name="P16">0.753</text:p>
          </table:table-cell>
          <table:table-cell table:style-name="Benchmark.A2" office:value-type="string">
            <text:p text:style-name="P16">0.753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16">44.416</text:p>
          </table:table-cell>
          <table:table-cell table:style-name="Benchmark.A2" office:value-type="string">
            <text:p text:style-name="P16">-</text:p>
          </table:table-cell>
          <table:table-cell table:style-name="Benchmark.A2" office:value-type="string">
            <text:p text:style-name="P16">0.670</text:p>
          </table:table-cell>
          <table:table-cell table:style-name="Benchmark.A2" office:value-type="string">
            <text:p text:style-name="P16">0.888</text:p>
          </table:table-cell>
          <table:table-cell table:style-name="Benchmark.F2" table:number-rows-spanned="2" office:value-type="string">
            <text:p text:style-name="P16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16">5.484</text:p>
          </table:table-cell>
          <table:table-cell table:style-name="Benchmark.A2" office:value-type="string">
            <text:p text:style-name="P16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16">0.671</text:p>
          </table:table-cell>
          <table:table-cell table:style-name="Benchmark.A2" office:value-type="string">
            <text:p text:style-name="P16">0.891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20">39.543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21">0.596</text:p>
          </table:table-cell>
          <table:table-cell table:style-name="Benchmark.A2" office:value-type="string">
            <text:p text:style-name="P21">0.891</text:p>
          </table:table-cell>
          <table:table-cell table:style-name="Benchmark.F2" table:number-rows-spanned="2" office:value-type="string">
            <text:p text:style-name="P21">Eliminate bitpack_getu() for opcode 0-12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19">4.976</text:p>
          </table:table-cell>
          <table:table-cell table:style-name="Benchmark.A2" office:value-type="string">
            <text:p text:style-name="P18">53,521,922,710</text:p>
          </table:table-cell>
          <table:table-cell table:style-name="Benchmark.A2" office:value-type="string">
            <text:p text:style-name="P19">0.609</text:p>
          </table:table-cell>
          <table:table-cell table:style-name="Benchmark.A2" office:value-type="string">
            <text:p text:style-name="P19">0.907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P22">37.555</text:p>
          </table:table-cell>
          <table:table-cell table:style-name="Benchmark.A2" office:value-type="string">
            <text:p text:style-name="P22">-</text:p>
          </table:table-cell>
          <table:table-cell table:style-name="Benchmark.A2" office:value-type="string">
            <text:p text:style-name="P22">0.567</text:p>
          </table:table-cell>
          <table:table-cell table:style-name="Benchmark.A2" office:value-type="string">
            <text:p text:style-name="P22">0.950</text:p>
          </table:table-cell>
          <table:table-cell table:style-name="Benchmark.F2" table:number-rows-spanned="2" office:value-type="string">
            <text:p text:style-name="P22">Eliminate bitpack_getu() for opcode 13</text:p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P22">4.661</text:p>
          </table:table-cell>
          <table:table-cell table:style-name="Benchmark.A2" office:value-type="string">
            <text:p text:style-name="P22">53,521,922,710</text:p>
          </table:table-cell>
          <table:table-cell table:style-name="Benchmark.A2" office:value-type="string">
            <text:p text:style-name="P22">0.571</text:p>
          </table:table-cell>
          <table:table-cell table:style-name="Benchmark.A2" office:value-type="string">
            <text:p text:style-name="P22">0.937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P26">33.805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28">0.510</text:p>
          </table:table-cell>
          <table:table-cell table:style-name="Benchmark.A2" office:value-type="string">
            <text:p text:style-name="P27">0.900</text:p>
          </table:table-cell>
          <table:table-cell table:style-name="Benchmark.F2" table:number-rows-spanned="2" office:value-type="string">
            <text:p text:style-name="P28">Eliminate the use of progCounter functions</text:p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P23">4.241</text:p>
          </table:table-cell>
          <table:table-cell table:style-name="Benchmark.A2" office:value-type="string">
            <text:p text:style-name="P31">36,393,384,141</text:p>
          </table:table-cell>
          <table:table-cell table:style-name="Benchmark.A2" office:value-type="string">
            <text:p text:style-name="P25">0.519</text:p>
          </table:table-cell>
          <table:table-cell table:style-name="Benchmark.A2" office:value-type="string">
            <text:p text:style-name="P24">0.910</text:p>
          </table:table-cell>
          <table:covered-table-cell/>
        </table:table-row>
        <table:table-row>
          <table:table-cell table:style-name="Benchmark.A2" office:value-type="string">
            <text:p text:style-name="P15">Big</text:p>
          </table:table-cell>
          <table:table-cell table:style-name="Benchmark.A2" office:value-type="string">
            <text:p text:style-name="P30">29.184</text:p>
          </table:table-cell>
          <table:table-cell table:style-name="Benchmark.A2" office:value-type="string">
            <text:p text:style-name="P22">-</text:p>
          </table:table-cell>
          <table:table-cell table:style-name="Benchmark.A2" office:value-type="string">
            <text:p text:style-name="P34">0.440</text:p>
          </table:table-cell>
          <table:table-cell table:style-name="Benchmark.A2" office:value-type="string">
            <text:p text:style-name="P33">0.863</text:p>
          </table:table-cell>
          <table:table-cell table:style-name="Benchmark.F2" table:number-rows-spanned="2" office:value-type="string">
            <text:p text:style-name="P35">Changed the segment implementation from UArray to C-Array</text:p>
          </table:table-cell>
        </table:table-row>
        <table:table-row>
          <table:table-cell table:style-name="Benchmark.A2" office:value-type="string">
            <text:p text:style-name="P15">Small</text:p>
          </table:table-cell>
          <table:table-cell table:style-name="Benchmark.A2" office:value-type="string">
            <text:p text:style-name="P29">3.586</text:p>
          </table:table-cell>
          <table:table-cell table:style-name="Benchmark.A2" office:value-type="string">
            <text:p text:style-name="P36">31,043,724,017</text:p>
          </table:table-cell>
          <table:table-cell table:style-name="Benchmark.A2" office:value-type="string">
            <text:p text:style-name="P33">0.439</text:p>
          </table:table-cell>
          <table:table-cell table:style-name="Benchmark.A2" office:value-type="string">
            <text:p text:style-name="P32">0.846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39">24.006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39">0.362</text:p>
          </table:table-cell>
          <table:table-cell table:style-name="Benchmark.A2" office:value-type="string">
            <text:p text:style-name="P39">0.823</text:p>
          </table:table-cell>
          <table:table-cell table:style-name="Benchmark.F2" table:number-rows-spanned="2" office:value-type="string">
            <text:p text:style-name="P37">Change the register implementation from Uarray to C-Array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38">3.048</text:p>
          </table:table-cell>
          <table:table-cell table:style-name="Benchmark.A2" office:value-type="string">
            <text:p text:style-name="P41">26,460,977,863</text:p>
          </table:table-cell>
          <table:table-cell table:style-name="Benchmark.A2" office:value-type="string">
            <text:p text:style-name="P38">0.373</text:p>
          </table:table-cell>
          <table:table-cell table:style-name="Benchmark.A2" office:value-type="string">
            <text:p text:style-name="P38">0.850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43">22.349</text:p>
          </table:table-cell>
          <table:table-cell table:style-name="Benchmark.A2" office:value-type="string">
            <text:p text:style-name="P40"/>
          </table:table-cell>
          <table:table-cell table:style-name="Benchmark.A2" office:value-type="string">
            <text:p text:style-name="P43">0.337</text:p>
          </table:table-cell>
          <table:table-cell table:style-name="Benchmark.A2" office:value-type="string">
            <text:p text:style-name="P43">0.931</text:p>
          </table:table-cell>
          <table:table-cell table:style-name="Benchmark.F2" table:number-rows-spanned="2" office:value-type="string">
            <text:p text:style-name="P40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42">2.839</text:p>
          </table:table-cell>
          <table:table-cell table:style-name="Benchmark.A2" office:value-type="string">
            <text:p text:style-name="P44">23,443,685,796</text:p>
          </table:table-cell>
          <table:table-cell table:style-name="Benchmark.A2" office:value-type="string">
            <text:p text:style-name="P43">0.347</text:p>
          </table:table-cell>
          <table:table-cell table:style-name="Benchmark.A2" office:value-type="string">
            <text:p text:style-name="P43">0.931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45">17.085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45">0.258</text:p>
          </table:table-cell>
          <table:table-cell table:style-name="Benchmark.A2" office:value-type="string">
            <text:p text:style-name="P45">0.764</text:p>
          </table:table-cell>
          <table:table-cell table:style-name="Benchmark.F2" table:number-rows-spanned="2" office:value-type="string">
            <text:p text:style-name="P40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45">2.170</text:p>
          </table:table-cell>
          <table:table-cell table:style-name="Benchmark.A2" office:value-type="string">
            <text:p text:style-name="P50">18,313,839,202</text:p>
          </table:table-cell>
          <table:table-cell table:style-name="Benchmark.A2" office:value-type="string">
            <text:p text:style-name="P45">0.265</text:p>
          </table:table-cell>
          <table:table-cell table:style-name="Benchmark.A2" office:value-type="string">
            <text:p text:style-name="P45">0.764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P47">10.130</text:p>
          </table:table-cell>
          <table:table-cell table:style-name="Benchmark.A2" office:value-type="string">
            <text:p text:style-name="P22">-</text:p>
          </table:table-cell>
          <table:table-cell table:style-name="Benchmark.A2" office:value-type="string">
            <text:p text:style-name="P46">0.153</text:p>
          </table:table-cell>
          <table:table-cell table:style-name="Benchmark.A2" office:value-type="string">
            <text:p text:style-name="P49">0.593</text:p>
          </table:table-cell>
          <table:table-cell table:style-name="Benchmark.F2" table:number-rows-spanned="2" office:value-type="string">
            <text:p text:style-name="P40">Replace segment_length() with direct access</text:p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P48">1.339</text:p>
          </table:table-cell>
          <table:table-cell table:style-name="Benchmark.A2" office:value-type="string">
            <text:p text:style-name="P51">8,897,436,767</text:p>
          </table:table-cell>
          <table:table-cell table:style-name="Benchmark.A2" office:value-type="string">
            <text:p text:style-name="P46">0.164</text:p>
          </table:table-cell>
          <table:table-cell table:style-name="Benchmark.A2" office:value-type="string">
            <text:p text:style-name="P46">0.617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P52">9.772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55">0.147</text:p>
          </table:table-cell>
          <table:table-cell table:style-name="Benchmark.A2" office:value-type="string">
            <text:p text:style-name="P54">0.965</text:p>
          </table:table-cell>
          <table:table-cell table:style-name="Benchmark.F2" table:number-rows-spanned="2" office:value-type="string">
            <text:p text:style-name="P58">Replace segment_get with direct memory access</text:p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P52">1.262</text:p>
          </table:table-cell>
          <table:table-cell table:style-name="Benchmark.A2" office:value-type="string">
            <text:p text:style-name="P57">8,609,926,252</text:p>
          </table:table-cell>
          <table:table-cell table:style-name="Benchmark.A2" office:value-type="string">
            <text:p text:style-name="P56">0.154</text:p>
          </table:table-cell>
          <table:table-cell table:style-name="Benchmark.A2" office:value-type="string">
            <text:p text:style-name="P53">0.942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P59">5.673</text:p>
          </table:table-cell>
          <table:table-cell table:style-name="Benchmark.A2" office:value-type="string">
            <text:p text:style-name="P22">-</text:p>
          </table:table-cell>
          <table:table-cell table:style-name="Benchmark.A2" office:value-type="string">
            <text:p text:style-name="P59">0.086</text:p>
          </table:table-cell>
          <table:table-cell table:style-name="Benchmark.A2" office:value-type="string">
            <text:p text:style-name="P59">0.581</text:p>
          </table:table-cell>
          <table:table-cell table:style-name="Benchmark.F2" table:number-rows-spanned="2" office:value-type="string">
            <text:p text:style-name="P59">Store segment 0 separately as an array</text:p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P59">0.742</text:p>
          </table:table-cell>
          <table:table-cell table:style-name="Benchmark.A2" office:value-type="string">
            <text:p text:style-name="P61">5,677,025,661</text:p>
          </table:table-cell>
          <table:table-cell table:style-name="Benchmark.A2" office:value-type="string">
            <text:p text:style-name="P59">0.091</text:p>
          </table:table-cell>
          <table:table-cell table:style-name="Benchmark.A2" office:value-type="string">
            <text:p text:style-name="P59">0.588</text:p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8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2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2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2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2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4">Second Valgrind run:</text:p>
      <text:p text:style-name="P4"><text:tab/>4590</text:p>
      <text:p text:style-name="P5">We noticed that Uarray_at takes up a lot of of time, with 26.88%. So we decide to change the segment implementation from Uarray to CArray</text:p>
      <text:p text:style-name="P5"/>
      <text:p text:style-name="P6">Third Valgrind run:</text:p>
      <text:p text:style-name="P6"><text:tab/>8410</text:p>
      <text:p text:style-name="P10">We noticed that Uarray_at still takes a lot of time so we decided to change the register implementation from Uarray to Carray too.</text:p>
      <text:p text:style-name="P6"/>
      <text:p text:style-name="P8">Forth Valgrind run:</text:p>
      <text:p text:style-name="P7"><text:tab/>9929</text:p>
      <text:p text:style-name="P10">We noticed that register_get() and register_put() take a significant time to run. So we decided to replace <text:soft-page-break/>these functions with direct memory access/</text:p>
      <text:p text:style-name="P9"/>
      <text:p text:style-name="P10">Fifth Valgrind run:</text:p>
      <text:p text:style-name="P10"><text:tab/>11023</text:p>
      <text:p text:style-name="P10">We noticed that Segment_isEmpty takes a lot of time. Hence we decided to replace the function with direct memory access from the memory</text:p>
      <text:p text:style-name="P10"/>
      <text:p text:style-name="P11">Sixth Valgrind run:</text:p>
      <text:p text:style-name="P11"><text:tab/>11575</text:p>
      <text:p text:style-name="P11">We noticed that Segment_length takes a lot of time.</text:p>
      <text:p text:style-name="P11"/>
      <text:p text:style-name="P12">Seventh Valgrind run:</text:p>
      <text:p text:style-name="P12"><text:tab/>5773</text:p>
      <text:p text:style-name="P13">We noticed that segment_get still takes up a big portion of the running time. We will try to remove segment_get as well.</text:p>
      <text:p text:style-name="P12"/>
      <text:p text:style-name="P14">Eighth Valgrind run:</text:p>
      <text:p text:style-name="P14"><text:tab/>6734</text:p>
      <text:p text:style-name="P60">We noticed that Uarray_get() takes up a lot of time. Thus, we are removing segment 0 from the Uarray so that the program can call it less.</text:p>
      <text:p text:style-name="P60"/>
      <text:p text:style-name="P60">Nith Valgrind run:</text:p>
      <text:p text:style-name="P60"><text:tab/>3257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4T11:18:34</dc:date>
    <dc:creator>Sartrapat Saengcharoentrakul</dc:creator>
    <meta:editing-duration>PT9H8M40S</meta:editing-duration>
    <meta:editing-cycles>76</meta:editing-cycles>
    <meta:generator>LibreOffice/4.0.4.2$Linux_X86_64 LibreOffice_project/400m0$Build-2</meta:generator>
    <meta:document-statistic meta:table-count="1" meta:image-count="0" meta:object-count="0" meta:page-count="3" meta:paragraph-count="188" meta:word-count="469" meta:character-count="2792" meta:non-whitespace-character-count="2500"/>
  </office:meta>
</office:document-meta>
</file>